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2"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2"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2"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list-format-name="NLF2"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style:num-list-format-name="NLF2"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list-format-name="NLF2"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5">
      <text:list-level-style-number text:level="1" style:num-suffix="." style:num-list-format-name="NLF3"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suffix="." style:num-list-format-name="NLF3"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suffix="." style:num-list-format-name="NLF3"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suffix="." style:num-list-format-name="NLF3" style:num-format="1" text:display-levels="7">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8" style:num-suffix="." style:num-list-format-name="NLF3"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suffix="." style:num-list-format-name="NLF3"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style:style style:name="P1" style:parent-style-name="Parasts" style:master-page-name="MP0" style:family="paragraph">
      <style:paragraph-properties fo:break-before="page" fo:text-align="center"/>
    </style:style>
    <style:style style:name="T2" style:parent-style-name="Noklusējumarindkopasfonts" style:family="text">
      <style:text-properties style:font-name="Times New Roman" style:font-name-complex="Times New Roman" fo:font-size="14pt" style:font-size-asian="14pt" style:font-size-complex="14pt"/>
    </style:style>
    <style:style style:name="P3" style:parent-style-name="Parasts" style:family="paragraph">
      <style:paragraph-properties fo:text-align="center"/>
      <style:text-properties style:font-name="Times New Roman" style:font-name-complex="Times New Roman" fo:font-size="12pt" style:font-size-asian="12pt" style:font-size-complex="12pt"/>
    </style:style>
    <style:style style:name="P4" style:parent-style-name="Parasts" style:family="paragraph">
      <style:paragraph-properties fo:text-align="center"/>
      <style:text-properties style:font-name="Times New Roman" style:font-name-complex="Times New Roman" fo:font-size="12pt" style:font-size-asian="12pt" style:font-size-complex="12pt"/>
    </style:style>
    <style:style style:name="P5" style:parent-style-name="Parasts" style:family="paragraph">
      <style:paragraph-properties fo:text-align="center"/>
      <style:text-properties style:font-name="Times New Roman" style:font-name-complex="Times New Roman" fo:font-size="12pt" style:font-size-asian="12pt" style:font-size-complex="12pt"/>
    </style:style>
    <style:style style:name="P6" style:parent-style-name="Parasts" style:family="paragraph">
      <style:paragraph-properties fo:text-align="center"/>
      <style:text-properties style:font-name="Times New Roman" style:font-name-complex="Times New Roman" fo:font-size="12pt" style:font-size-asian="12pt" style:font-size-complex="12pt"/>
    </style:style>
    <style:style style:name="P7" style:parent-style-name="Parasts" style:family="paragraph">
      <style:paragraph-properties fo:text-align="center"/>
      <style:text-properties style:font-name="Times New Roman" style:font-name-complex="Times New Roman" fo:font-size="12pt" style:font-size-asian="12pt" style:font-size-complex="12pt"/>
    </style:style>
    <style:style style:name="P8" style:parent-style-name="Parasts"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 style:parent-style-name="Parasts" style:family="paragraph">
      <style:paragraph-properties fo:text-align="center"/>
      <style:text-properties style:font-name="Times New Roman" style:font-name-complex="Times New Roman" fo:font-size="14pt" style:font-size-asian="14pt" style:font-size-complex="14pt"/>
    </style:style>
    <style:style style:name="P10" style:parent-style-name="Parasts" style:family="paragraph">
      <style:paragraph-properties fo:text-align="center"/>
      <style:text-properties style:font-name="Times New Roman" style:font-name-complex="Times New Roman" fo:font-size="14pt" style:font-size-asian="14pt" style:font-size-complex="14pt"/>
    </style:style>
    <style:style style:name="P11" style:parent-style-name="Parasts" style:family="paragraph">
      <style:paragraph-properties fo:text-align="center"/>
      <style:text-properties style:font-name="Times New Roman" style:font-name-complex="Times New Roman" fo:font-size="14pt" style:font-size-asian="14pt" style:font-size-complex="14pt"/>
    </style:style>
    <style:style style:name="P12" style:parent-style-name="Parasts" style:family="paragraph">
      <style:paragraph-properties fo:text-align="center"/>
      <style:text-properties style:font-name="Times New Roman" style:font-name-complex="Times New Roman" fo:font-size="14pt" style:font-size-asian="14pt" style:font-size-complex="14pt"/>
    </style:style>
    <style:style style:name="P13" style:parent-style-name="Parasts" style:family="paragraph">
      <style:paragraph-properties fo:text-align="center"/>
      <style:text-properties style:font-name="Times New Roman" style:font-name-complex="Times New Roman" fo:font-size="14pt" style:font-size-asian="14pt" style:font-size-complex="14pt"/>
    </style:style>
    <style:style style:name="P14" style:parent-style-name="Parasts" style:family="paragraph">
      <style:paragraph-properties fo:text-align="end"/>
      <style:text-properties style:font-name="Times New Roman" style:font-name-complex="Times New Roman" fo:font-size="14pt" style:font-size-asian="14pt" style:font-size-complex="14pt"/>
    </style:style>
    <style:style style:name="P15" style:parent-style-name="Parasts" style:family="paragraph">
      <style:paragraph-properties fo:text-align="end"/>
      <style:text-properties style:font-name="Times New Roman" style:font-name-complex="Times New Roman" fo:font-size="14pt" style:font-size-asian="14pt" style:font-size-complex="14pt"/>
    </style:style>
    <style:style style:name="P16" style:parent-style-name="Parasts" style:family="paragraph">
      <style:paragraph-properties fo:text-align="end"/>
      <style:text-properties style:font-name="Times New Roman" style:font-name-complex="Times New Roman" fo:font-size="14pt" style:font-size-asian="14pt" style:font-size-complex="14pt"/>
    </style:style>
    <style:style style:name="P17" style:parent-style-name="Parasts" style:family="paragraph">
      <style:paragraph-properties fo:text-align="end"/>
    </style:style>
    <style:style style:name="T18"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Noklusējumarindkopasfonts" style:family="text">
      <style:text-properties style:font-name="Times New Roman" style:font-name-complex="Times New Roman" fo:font-size="14pt" style:font-size-asian="14pt" style:font-size-complex="14pt"/>
    </style:style>
    <style:style style:name="P20" style:parent-style-name="Parasts" style:family="paragraph">
      <style:paragraph-properties fo:text-align="end"/>
      <style:text-properties style:font-name="Times New Roman" style:font-name-complex="Times New Roman" fo:font-size="14pt" style:font-size-asian="14pt" style:font-size-complex="14pt"/>
    </style:style>
    <style:style style:name="P21" style:parent-style-name="Parasts" style:family="paragraph">
      <style:paragraph-properties fo:text-align="end"/>
      <style:text-properties style:font-name="Times New Roman" style:font-name-complex="Times New Roman" fo:font-size="14pt" style:font-size-asian="14pt" style:font-size-complex="14pt"/>
    </style:style>
    <style:style style:name="P22" style:parent-style-name="Parasts" style:family="paragraph">
      <style:paragraph-properties fo:text-align="end"/>
    </style:style>
    <style:style style:name="T23"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24" style:parent-style-name="Noklusējumarindkopasfonts" style:family="text">
      <style:text-properties style:font-name="Times New Roman" style:font-name-complex="Times New Roman" fo:font-size="14pt" style:font-size-asian="14pt" style:font-size-complex="14pt"/>
    </style:style>
    <style:style style:name="P25" style:parent-style-name="Parasts" style:family="paragraph">
      <style:paragraph-properties fo:text-align="end"/>
      <style:text-properties style:font-name="Times New Roman" style:font-name-complex="Times New Roman" fo:font-size="14pt" style:font-size-asian="14pt" style:font-size-complex="14pt"/>
    </style:style>
    <style:style style:name="P26" style:parent-style-name="Parasts" style:family="paragraph">
      <style:paragraph-properties fo:text-align="end"/>
      <style:text-properties style:font-name="Times New Roman" style:font-name-complex="Times New Roman" fo:font-size="14pt" style:font-size-asian="14pt" style:font-size-complex="14pt"/>
    </style:style>
    <style:style style:name="P27" style:parent-style-name="Parasts" style:family="paragraph">
      <style:paragraph-properties fo:text-align="end"/>
    </style:style>
    <style:style style:name="T28"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29" style:parent-style-name="Noklusējumarindkopasfonts" style:family="text">
      <style:text-properties style:font-name="Times New Roman" style:font-name-complex="Times New Roman" fo:font-size="14pt" style:font-size-asian="14pt" style:font-size-complex="14pt"/>
    </style:style>
    <style:style style:name="P30" style:parent-style-name="Parasts" style:family="paragraph">
      <style:paragraph-properties fo:text-align="end"/>
      <style:text-properties style:font-name="Times New Roman" style:font-name-complex="Times New Roman" fo:font-size="14pt" style:font-size-asian="14pt" style:font-size-complex="14pt"/>
    </style:style>
    <style:style style:name="P31" style:parent-style-name="Parasts" style:family="paragraph">
      <style:paragraph-properties fo:text-align="end"/>
      <style:text-properties style:font-name="Times New Roman" style:font-name-complex="Times New Roman" fo:font-size="14pt" style:font-size-asian="14pt" style:font-size-complex="14pt"/>
    </style:style>
    <style:style style:name="P32" style:parent-style-name="Parasts" style:family="paragraph">
      <style:paragraph-properties fo:text-align="end"/>
      <style:text-properties style:font-name="Times New Roman" style:font-name-complex="Times New Roman" fo:font-size="14pt" style:font-size-asian="14pt" style:font-size-complex="14pt"/>
    </style:style>
    <style:style style:name="P33" style:parent-style-name="Parasts" style:family="paragraph">
      <style:paragraph-properties fo:text-align="center"/>
      <style:text-properties style:font-name="Times New Roman" style:font-name-complex="Times New Roman" fo:font-size="14pt" style:font-size-asian="14pt" style:font-size-complex="14pt"/>
    </style:style>
    <style:style style:name="P34" style:parent-style-name="Parasts"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5" style:parent-style-name="Parasts" style:family="paragraph">
      <style:paragraph-properties fo:text-align="justify"/>
    </style:style>
    <style:style style:name="T36" style:parent-style-name="Noklusējumarindkopasfonts" style:family="text">
      <style:text-properties style:font-name="Times New Roman" style:font-name-complex="Times New Roman" fo:font-size="16pt" style:font-size-asian="16pt" style:font-size-complex="16pt"/>
    </style:style>
    <style:style style:name="T37" style:parent-style-name="Noklusējumarindkopasfonts" style:family="text">
      <style:text-properties style:font-name="Times New Roman" style:font-name-complex="Times New Roman" fo:font-size="14pt" style:font-size-asian="14pt" style:font-size-complex="14pt"/>
    </style:style>
    <style:style style:name="T38" style:parent-style-name="Noklusējumarindkopasfonts" style:family="text">
      <style:text-properties style:font-name="Times New Roman" style:font-name-complex="Times New Roman" fo:font-size="14pt" style:font-size-asian="14pt" style:font-size-complex="14pt"/>
    </style:style>
    <style:style style:name="T39" style:parent-style-name="Noklusējumarindkopasfonts" style:family="text">
      <style:text-properties style:font-name="Times New Roman" style:font-name-complex="Times New Roman" fo:font-size="14pt" style:font-size-asian="14pt" style:font-size-complex="14pt"/>
    </style:style>
    <style:style style:name="T40" style:parent-style-name="Noklusējumarindkopasfonts" style:family="text">
      <style:text-properties style:font-name="Times New Roman" style:font-name-complex="Times New Roman" fo:font-size="14pt" style:font-size-asian="14pt" style:font-size-complex="14pt"/>
    </style:style>
    <style:style style:name="T41" style:parent-style-name="Noklusējumarindkopasfonts" style:family="text">
      <style:text-properties style:font-name="Times New Roman" style:font-name-complex="Times New Roman" fo:font-size="14pt" style:font-size-asian="14pt" style:font-size-complex="14pt"/>
    </style:style>
    <style:style style:name="T42" style:parent-style-name="Noklusējumarindkopasfonts" style:family="text">
      <style:text-properties style:font-name="Times New Roman" style:font-name-complex="Times New Roman" fo:font-size="14pt" style:font-size-asian="14pt" style:font-size-complex="14pt"/>
    </style:style>
    <style:style style:name="P43" style:parent-style-name="Parasts" style:family="paragraph">
      <style:paragraph-properties fo:text-align="justify"/>
    </style:style>
    <style:style style:name="T44" style:parent-style-name="Noklusējumarindkopasfonts" style:family="text">
      <style:text-properties style:font-name="Times New Roman" style:font-name-complex="Times New Roman" fo:font-size="14pt" style:font-size-asian="14pt" style:font-size-complex="14pt"/>
    </style:style>
    <style:style style:name="T45"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46" style:parent-style-name="Noklusējumarindkopasfonts" style:family="text">
      <style:text-properties style:font-name="Times New Roman" style:font-name-complex="Times New Roman" fo:font-size="14pt" style:font-size-asian="14pt" style:font-size-complex="14pt"/>
    </style:style>
    <style:style style:name="T47" style:parent-style-name="Noklusējumarindkopasfonts" style:family="text">
      <style:text-properties style:font-name="Times New Roman" style:font-name-complex="Times New Roman" fo:font-size="14pt" style:font-size-asian="14pt" style:font-size-complex="14pt"/>
    </style:style>
    <style:style style:name="P48" style:parent-style-name="Parasts" style:family="paragraph">
      <style:paragraph-properties fo:text-align="justify"/>
    </style:style>
    <style:style style:name="T49" style:parent-style-name="Noklusējumarindkopasfonts" style:family="text">
      <style:text-properties style:font-name="Times New Roman" style:font-name-complex="Times New Roman" fo:font-size="14pt" style:font-size-asian="14pt" style:font-size-complex="14pt"/>
    </style:style>
    <style:style style:name="T50"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51" style:parent-style-name="Noklusējumarindkopasfonts" style:family="text">
      <style:text-properties style:font-name="Times New Roman" style:font-name-complex="Times New Roman" fo:font-size="14pt" style:font-size-asian="14pt" style:font-size-complex="14pt"/>
    </style:style>
    <style:style style:name="P52" style:parent-style-name="Sarakstarindkopa" style:list-style-name="LFO2" style:family="paragraph">
      <style:paragraph-properties fo:text-align="justify"/>
      <style:text-properties style:font-name="Times New Roman" style:font-name-complex="Times New Roman" fo:font-size="14pt" style:font-size-asian="14pt" style:font-size-complex="14pt"/>
    </style:style>
    <style:style style:name="P53" style:parent-style-name="Sarakstarindkopa" style:list-style-name="LFO2" style:family="paragraph">
      <style:paragraph-properties fo:text-align="justify"/>
      <style:text-properties style:font-name="Times New Roman" style:font-name-complex="Times New Roman" fo:font-size="14pt" style:font-size-asian="14pt" style:font-size-complex="14pt"/>
    </style:style>
    <style:style style:name="P54" style:parent-style-name="Sarakstarindkopa" style:list-style-name="LFO2" style:family="paragraph">
      <style:paragraph-properties fo:text-align="justify"/>
      <style:text-properties style:font-name="Times New Roman" style:font-name-complex="Times New Roman" fo:font-size="14pt" style:font-size-asian="14pt" style:font-size-complex="14pt"/>
    </style:style>
    <style:style style:name="P55" style:parent-style-name="Sarakstarindkopa" style:list-style-name="LFO2" style:family="paragraph">
      <style:paragraph-properties fo:text-align="justify"/>
      <style:text-properties style:font-name="Times New Roman" style:font-name-complex="Times New Roman" fo:font-size="14pt" style:font-size-asian="14pt" style:font-size-complex="14pt"/>
    </style:style>
    <style:style style:name="P56" style:parent-style-name="Parasts" style:family="paragraph">
      <style:paragraph-properties fo:text-align="justify"/>
      <style:text-properties style:font-name="Times New Roman" style:font-name-complex="Times New Roman" fo:font-size="14pt" style:font-size-asian="14pt" style:font-size-complex="14pt"/>
    </style:style>
    <style:style style:name="P57" style:parent-style-name="Parasts" style:family="paragraph">
      <style:paragraph-properties fo:text-align="justify" fo:margin-left="0.25in">
        <style:tab-stops/>
      </style:paragraph-properties>
    </style:style>
    <style:style style:name="T58"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59" style:parent-style-name="Noklusējumarindkopasfonts" style:family="text">
      <style:text-properties style:font-name="Times New Roman" style:font-name-complex="Times New Roman" fo:font-size="14pt" style:font-size-asian="14pt" style:font-size-complex="14pt"/>
    </style:style>
    <style:style style:name="P60"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61" style:parent-style-name="Parasts" style:family="paragraph">
      <style:paragraph-properties fo:text-align="justify" fo:margin-left="0.25in">
        <style:tab-stops/>
      </style:paragraph-properties>
    </style:style>
    <style:style style:name="T62"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63" style:parent-style-name="Noklusējumarindkopasfonts" style:family="text">
      <style:text-properties style:font-name="Times New Roman" style:font-name-complex="Times New Roman" fo:font-size="14pt" style:font-size-asian="14pt" style:font-size-complex="14pt"/>
    </style:style>
    <style:style style:name="P64"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65" style:parent-style-name="Parasts" style:family="paragraph">
      <style:paragraph-properties fo:text-align="justify" fo:margin-left="0.25in">
        <style:tab-stops/>
      </style:paragraph-properties>
    </style:style>
    <style:style style:name="T66"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67" style:parent-style-name="Noklusējumarindkopasfonts" style:family="text">
      <style:text-properties style:font-name="Times New Roman" style:font-name-complex="Times New Roman" fo:font-size="14pt" style:font-size-asian="14pt" style:font-size-complex="14pt"/>
    </style:style>
    <style:style style:name="P68"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69"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0"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1"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2"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3"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4" style:parent-style-name="Parasts" style:family="paragraph">
      <style:paragraph-properties fo:text-align="center" fo:margin-left="0.25in">
        <style:tab-stops/>
      </style:paragraph-properties>
    </style:style>
    <style:style style:name="T75" style:parent-style-name="Noklusējumarindkopasfonts" style:family="text">
      <style:text-properties style:font-name="Times New Roman" style:font-name-complex="Times New Roman" fo:font-weight="bold" style:font-weight-asian="bold" style:font-weight-complex="bold" fo:font-size="16pt" style:font-size-asian="16pt" style:font-size-complex="16pt"/>
    </style:style>
    <style:style style:name="P76" style:parent-style-name="Parasts" style:family="paragraph">
      <style:paragraph-properties fo:text-align="center" fo:margin-left="0.25in">
        <style:tab-stops/>
      </style:paragraph-properties>
      <style:text-properties style:font-name="Times New Roman" style:font-name-complex="Times New Roman" fo:font-size="14pt" style:font-size-asian="14pt" style:font-size-complex="14pt"/>
    </style:style>
    <style:style style:name="P77" style:parent-style-name="Sarakstarindkopa" style:list-style-name="LFO4" style:family="paragraph">
      <style:text-properties style:font-name="Times New Roman" style:font-name-complex="Times New Roman" fo:font-size="14pt" style:font-size-asian="14pt" style:font-size-complex="14pt"/>
    </style:style>
    <style:style style:name="P78" style:parent-style-name="Sarakstarindkopa" style:family="paragraph">
      <style:paragraph-properties fo:margin-left="0.75in">
        <style:tab-stops/>
      </style:paragraph-properties>
      <style:text-properties style:font-name="Times New Roman" style:font-name-complex="Times New Roman" fo:font-size="14pt" style:font-size-asian="14pt" style:font-size-complex="14pt"/>
    </style:style>
    <style:style style:name="P79" style:parent-style-name="Sarakstarindkopa" style:list-style-name="LFO4" style:family="paragraph">
      <style:text-properties style:font-name="Times New Roman" style:font-name-complex="Times New Roman" fo:font-size="14pt" style:font-size-asian="14pt" style:font-size-complex="14pt"/>
    </style:style>
    <style:style style:name="P80" style:parent-style-name="Sarakstarindkopa" style:list-style-name="LFO4" style:family="paragraph">
      <style:text-properties style:font-name="Times New Roman" style:font-name-complex="Times New Roman" fo:font-size="14pt" style:font-size-asian="14pt" style:font-size-complex="14pt"/>
    </style:style>
    <style:style style:name="P81" style:parent-style-name="Sarakstarindkopa" style:list-style-name="LFO5" style:family="paragraph">
      <style:text-properties style:font-name="Times New Roman" style:font-name-complex="Times New Roman" fo:font-size="14pt" style:font-size-asian="14pt" style:font-size-complex="14pt"/>
    </style:style>
    <style:style style:name="P82" style:parent-style-name="Parasts" style:family="paragraph">
      <style:paragraph-properties fo:margin-left="0.2583in" fo:text-indent="0.4916in">
        <style:tab-stops/>
      </style:paragraph-properties>
      <style:text-properties style:font-name="Times New Roman" style:font-name-complex="Times New Roman" fo:font-size="14pt" style:font-size-asian="14pt" style:font-size-complex="14pt"/>
    </style:style>
    <style:style style:name="P83" style:parent-style-name="Parasts" style:family="paragraph">
      <style:paragraph-properties fo:margin-left="0.2583in" fo:text-indent="0.4916in">
        <style:tab-stops/>
      </style:paragraph-properties>
      <style:text-properties style:font-name="Times New Roman" style:font-name-complex="Times New Roman" fo:font-size="14pt" style:font-size-asian="14pt" style:font-size-complex="14pt"/>
    </style:style>
    <style:style style:name="P84" style:parent-style-name="Parasts" style:family="paragraph">
      <style:paragraph-properties fo:margin-left="0.2583in" fo:text-indent="0.4916in">
        <style:tab-stops/>
      </style:paragraph-properties>
      <style:text-properties style:font-name="Times New Roman" style:font-name-complex="Times New Roman" fo:font-size="14pt" style:font-size-asian="14pt" style:font-size-complex="14pt"/>
    </style:style>
    <style:style style:name="P85" style:parent-style-name="Sarakstarindkopa" style:list-style-name="LFO5" style:family="paragraph">
      <style:text-properties style:font-name="Times New Roman" style:font-name-complex="Times New Roman" fo:font-size="14pt" style:font-size-asian="14pt" style:font-size-complex="14pt"/>
    </style:style>
    <style:style style:name="P86" style:parent-style-name="Sarakstarindkopa" style:family="paragraph">
      <style:paragraph-properties fo:margin-left="0.75in">
        <style:tab-stops/>
      </style:paragraph-properties>
      <style:text-properties style:font-name="Times New Roman" style:font-name-complex="Times New Roman" fo:font-size="14pt" style:font-size-asian="14pt" style:font-size-complex="14pt"/>
    </style:style>
    <style:style style:name="P87" style:parent-style-name="Sarakstarindkopa" style:family="paragraph">
      <style:paragraph-properties fo:margin-left="0.75in">
        <style:tab-stops/>
      </style:paragraph-properties>
      <style:text-properties style:font-name="Times New Roman" style:font-name-complex="Times New Roman" fo:font-size="14pt" style:font-size-asian="14pt" style:font-size-complex="14pt"/>
    </style:style>
    <style:style style:name="P88" style:parent-style-name="Parasts" style:family="paragraph">
      <style:paragraph-properties fo:text-indent="0.4916in"/>
      <style:text-properties style:font-name="Times New Roman" style:font-name-complex="Times New Roman" fo:font-size="14pt" style:font-size-asian="14pt" style:font-size-complex="14pt"/>
    </style:style>
    <style:style style:name="P89" style:parent-style-name="Parasts" style:family="paragraph">
      <style:paragraph-properties fo:margin-left="0.4916in" fo:text-indent="0.4916in">
        <style:tab-stops/>
      </style:paragraph-properties>
      <style:text-properties style:font-name="Times New Roman" style:font-name-complex="Times New Roman" fo:font-size="14pt" style:font-size-asian="14pt" style:font-size-complex="14pt"/>
    </style:style>
    <style:style style:name="P90" style:parent-style-name="Parasts" style:family="paragraph">
      <style:paragraph-properties fo:margin-left="0.4916in" fo:text-indent="0.4916in">
        <style:tab-stops/>
      </style:paragraph-properties>
      <style:text-properties style:font-name="Times New Roman" style:font-name-complex="Times New Roman" fo:font-size="14pt" style:font-size-asian="14pt" style:font-size-complex="14pt"/>
    </style:style>
    <style:style style:name="P91" style:parent-style-name="Parasts" style:family="paragraph">
      <style:paragraph-properties fo:margin-left="0.4916in" fo:text-indent="0.4916in">
        <style:tab-stops/>
      </style:paragraph-properties>
      <style:text-properties style:font-name="Times New Roman" style:font-name-complex="Times New Roman" fo:font-size="14pt" style:font-size-asian="14pt" style:font-size-complex="14pt"/>
    </style:style>
    <style:style style:name="P92" style:parent-style-name="Sarakstarindkopa" style:family="paragraph">
      <style:paragraph-properties fo:margin-left="0.75in">
        <style:tab-stops/>
      </style:paragraph-properties>
      <style:text-properties style:font-name="Times New Roman" style:font-name-complex="Times New Roman" fo:font-size="14pt" style:font-size-asian="14pt" style:font-size-complex="14pt"/>
    </style:style>
    <style:style style:name="P93" style:parent-style-name="Parasts" style:family="paragraph">
      <style:text-properties style:font-name="Times New Roman" style:font-name-complex="Times New Roman" fo:font-size="14pt" style:font-size-asian="14pt" style:font-size-complex="14pt"/>
    </style:style>
    <style:style style:name="P94" style:parent-style-name="Sarakstarindkopa" style:family="paragraph">
      <style:paragraph-properties fo:margin-left="0.75in">
        <style:tab-stops/>
      </style:paragraph-properties>
      <style:text-properties style:font-name="Times New Roman" style:font-name-complex="Times New Roman" fo:font-size="14pt" style:font-size-asian="14pt" style:font-size-complex="14pt"/>
    </style:style>
    <style:style style:name="P95" style:parent-style-name="Sarakstarindkopa" style:family="paragraph">
      <style:text-properties style:font-name="Times New Roman" style:font-name-complex="Times New Roman" fo:font-size="14pt" style:font-size-asian="14pt" style:font-size-complex="14pt"/>
    </style:style>
  </office:automatic-styles>
  <office:body>
    <office:text text:use-soft-page-breaks="true">
      <text:p text:style-name="P1"><text:span text:style-name="T2">Rīgas 64. vidusskola</text:span></text:p>
      <text:p text:style-name="P3"/>
      <text:p text:style-name="P4"/>
      <text:p text:style-name="P5"/>
      <text:p text:style-name="P6"/>
      <text:p text:style-name="P7"/>
      <text:p text:style-name="P8">Ieskats mākslīgā intelekta meklēšanas algoritmos</text:p>
      <text:p text:style-name="P9">Zinātniski pētnieciskais darbs datorzinātnēs</text:p>
      <text:p text:style-name="P10"/>
      <text:p text:style-name="P11"/>
      <text:p text:style-name="P12"/>
      <text:p text:style-name="P13"/>
      <text:p text:style-name="P14"/>
      <text:p text:style-name="P15"/>
      <text:p text:style-name="P16"/>
      <text:p text:style-name="P17"><text:span text:style-name="T18">Darba autori</text:span><text:span text:style-name="T19">:</text:span></text:p>
      <text:p text:style-name="P20">Rīgas 64. vidusskolas 12. klases skolēni</text:p>
      <text:p text:style-name="P21"><text:s/>Kristiāns Magons, Daniels Muļukins</text:p>
      <text:p text:style-name="P22"><text:span text:style-name="T23">Darba vadītājs</text:span><text:span text:style-name="T24">:</text:span></text:p>
      <text:p text:style-name="P25">Rīgas 64. vidusskolas programmēšanas skolotājs</text:p>
      <text:p text:style-name="P26">Eduards Bukovskis</text:p>
      <text:p text:style-name="P27"><text:span text:style-name="T28">Darba konsultants</text:span><text:span text:style-name="T29">:</text:span></text:p>
      <text:p text:style-name="P30">?</text:p>
      <text:p text:style-name="P31">Krists Magons</text:p>
      <text:p text:style-name="P32"/>
      <text:p text:style-name="P33">Rīga, 2025</text:p>
      <text:soft-page-break/>
      <text:p text:style-name="P34">Ievads</text:p>
      <text:p text:style-name="P35"><text:span text:style-name="T36"><text:tab/></text:span><text:span text:style-name="T37">Pēdējos 2-3 gadus mākslīgais<text:s/></text:span><text:span text:style-name="T38">intelekts ir strauji attīstījies un kļuvis par būtisku rīku cilvēkiem ikdienā. Tomēr daudzi cilvēki neizprot, kā tas strādā un kas slēpjas aiz tā. Sabiedrībā pastāv maldīgas idejas par mākslīgā intelekta spējām, kas vairo bailes, ka mākslīgais intelekts reiz aizstās cilvēci.</text:span><text:span text:style-name="T39"><text:s/>Mūsuprāt, ir svarīgi apskatīt šīs zinātnes pamatus, lai gūtu skaidrību par mākslīgā intelekta ietekmi, spējām</text:span><text:span text:style-name="T40">, jo t</text:span><text:span text:style-name="T41">eorētiski varēt atrast risinājumu mākslīgā intelekta problēmai nenozīmē praktiski to izdarīt</text:span><text:span text:style-name="T42">.</text:span></text:p>
      <text:p text:style-name="P43"><text:span text:style-name="T44"><text:tab/></text:span><text:span text:style-name="T45">Pētījuma mērķis</text:span><text:span text:style-name="T46">:<text:s/></text:span><text:span text:style-name="T47">Izmantojot aģentu un dažādas vides, izpētīt mākslīgā intelekta pamatalgoritma darbību atkarībā no vides, iestatījumiem, aģenta skaita.</text:span></text:p>
      <text:p text:style-name="P48"><text:span text:style-name="T49"><text:tab/></text:span><text:span text:style-name="T50">Darba uzdevumi</text:span><text:span text:style-name="T51">:</text:span></text:p>
      <text:list text:style-name="LFO2" text:continue-numbering="true">
        <text:list-item>
          <text:p text:style-name="P52">Izmantojot C++ programmēšanas valodu, izveidot aģentu un vides simulāciju;</text:p>
        </text:list-item>
        <text:list-item>
          <text:p text:style-name="P53">Izpētīt aģenta un algoritma darbību atkarībā no vides iestatījumiem;</text:p>
        </text:list-item>
        <text:list-item>
          <text:p text:style-name="P54">Noskaidrot potenciālās vajadzības pēc atmiņas daudzuma un izšķirtspējām;</text:p>
        </text:list-item>
        <text:list-item>
          <text:p text:style-name="P55">Izvērtēt mākslīgā intelekta potenciālās spējas nākotnē.</text:p>
        </text:list-item>
      </text:list>
      <text:p text:style-name="P56"/>
      <text:p text:style-name="P57"><text:span text:style-name="T58">Pētnieciskais jautājums</text:span><text:span text:style-name="T59">: ?</text:span></text:p>
      <text:p text:style-name="P60"/>
      <text:p text:style-name="P61"><text:span text:style-name="T62">Darbā izmantotās metodes</text:span><text:span text:style-name="T63">: startēsim programmu vairākkārt, mainot vides iestatījumus, aģentu skaitu un aģentu īpašības. Pētīsim iegūtos rezultātus (laiku, aizņemto atmiņu, utt.)</text:span></text:p>
      <text:p text:style-name="P64"/>
      <text:p text:style-name="P65"><text:span text:style-name="T66">Darba struktūra</text:span><text:span text:style-name="T67">: ?</text:span></text:p>
      <text:p text:style-name="P68"/>
      <text:p text:style-name="P69"/>
      <text:p text:style-name="P70"/>
      <text:p text:style-name="P71"/>
      <text:p text:style-name="P72"/>
      <text:p text:style-name="P73"/>
      <text:soft-page-break/>
      <text:p text:style-name="P74"><text:span text:style-name="T75">Teorija</text:span></text:p>
      <text:p text:style-name="P76"/>
      <text:list text:style-name="LFO4" text:continue-numbering="true">
        <text:list-item>
          <text:p text:style-name="P77">Ieskats AI</text:p>
        </text:list-item>
      </text:list>
      <text:p text:style-name="P78">1.1 Kas ir AI?</text:p>
      <text:list text:style-name="LFO4" text:continue-numbering="true">
        <text:list-item>
          <text:list>
            <text:list-item>
              <text:p text:style-name="P79">Izcelsme/Vēsture</text:p>
            </text:list-item>
            <text:list-item>
              <text:p text:style-name="P80">Pirmsākumi</text:p>
            </text:list-item>
          </text:list>
        </text:list-item>
      </text:list>
      <text:list text:style-name="LFO5" text:continue-numbering="true">
        <text:list-item>
          <text:p text:style-name="P81">Algoritmu sarežģītība</text:p>
        </text:list-item>
      </text:list>
      <text:p text:style-name="P82">2.1<text:s/>Kas ir algoritmu sarežģītība?</text:p>
      <text:p text:style-name="P83">2.2<text:s/>Kāpēc tas ir svarīgi?</text:p>
      <text:p text:style-name="P84">2.3<text:s/>Kā tas saistās ar AI?</text:p>
      <text:list text:style-name="LFO5" text:continue-numbering="true">
        <text:list-item>
          <text:p text:style-name="P85">A* algoritms</text:p>
        </text:list-item>
      </text:list>
      <text:p text:style-name="P86">3.1 Kas ir A*?</text:p>
      <text:p text:style-name="P87">3.2<text:s/>Kur tiek izmantots?</text:p>
      <text:p text:style-name="P88">4. Mūsu implementācija</text:p>
      <text:p text:style-name="P89">4.1 Sākumi. Paņēmienu izvēle, datu struktūru izmantošana</text:p>
      <text:p text:style-name="P90">4.2 Problēmas</text:p>
      <text:p text:style-name="P91">4.3 Kā viss izskatās kopskatā?</text:p>
      <text:p text:style-name="P92"/>
      <text:p text:style-name="P93"><text:tab/></text:p>
      <text:p text:style-name="P94"/>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Virsraksts1" style:display-name="Virsraksts 1" style:family="paragraph" style:parent-style-name="Parasts" style:next-style-name="Parasts"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Virsraksts2" style:display-name="Virsraksts 2" style:family="paragraph" style:parent-style-name="Parasts" style:next-style-name="Parasts"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Virsraksts3" style:display-name="Virsraksts 3" style:family="paragraph" style:parent-style-name="Parasts" style:next-style-name="Parasts"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Virsraksts4" style:display-name="Virsraksts 4" style:family="paragraph" style:parent-style-name="Parasts" style:next-style-name="Parasts"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Virsraksts5" style:display-name="Virsraksts 5" style:family="paragraph" style:parent-style-name="Parasts" style:next-style-name="Parasts"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Virsraksts6" style:display-name="Virsraksts 6" style:family="paragraph" style:parent-style-name="Parasts" style:next-style-name="Parasts"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Virsraksts7" style:display-name="Virsraksts 7" style:family="paragraph" style:parent-style-name="Parasts" style:next-style-name="Parasts"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Virsraksts8" style:display-name="Virsraksts 8" style:family="paragraph" style:parent-style-name="Parasts" style:next-style-name="Parasts"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Virsraksts9" style:display-name="Virsraksts 9" style:family="paragraph" style:parent-style-name="Parasts" style:next-style-name="Parasts" style:default-outline-level="9">
      <style:paragraph-properties fo:keep-with-next="always" fo:keep-together="always" fo:margin-bottom="0in"/>
      <style:text-properties style:font-name-asian="Yu Gothic Light" style:font-name-complex="Times New Roman" fo:color="#272727" fo:hyphenate="false"/>
    </style:style>
    <style:style style:name="Parasts" style:display-name="Parasts" style:family="paragraph">
      <style:text-properties fo:language="lv" fo:country="LV" fo:hyphenate="false"/>
    </style:style>
    <style:style style:name="Noklusējumarindkopasfonts" style:display-name="Noklusējuma rindkopas fonts" style:family="text"/>
    <style:style style:name="Virsraksts1Rakstz." style:display-name="Virsraksts 1 Rakstz." style:family="text" style:parent-style-name="Noklusējumarindkopasfonts">
      <style:text-properties style:font-name="Calibri Light" style:font-name-asian="Yu Gothic Light" style:font-name-complex="Times New Roman" fo:color="#2F5496" fo:font-size="20pt" style:font-size-asian="20pt" style:font-size-complex="20pt" fo:language="lv" fo:country="LV"/>
    </style:style>
    <style:style style:name="Virsraksts2Rakstz." style:display-name="Virsraksts 2 Rakstz." style:family="text" style:parent-style-name="Noklusējumarindkopasfonts">
      <style:text-properties style:font-name="Calibri Light" style:font-name-asian="Yu Gothic Light" style:font-name-complex="Times New Roman" fo:color="#2F5496" fo:font-size="16pt" style:font-size-asian="16pt" style:font-size-complex="16pt" fo:language="lv" fo:country="LV"/>
    </style:style>
    <style:style style:name="Virsraksts3Rakstz." style:display-name="Virsraksts 3 Rakstz." style:family="text" style:parent-style-name="Noklusējumarindkopasfonts">
      <style:text-properties style:font-name-asian="Yu Gothic Light" style:font-name-complex="Times New Roman" fo:color="#2F5496" fo:font-size="14pt" style:font-size-asian="14pt" style:font-size-complex="14pt" fo:language="lv" fo:country="LV"/>
    </style:style>
    <style:style style:name="Virsraksts4Rakstz." style:display-name="Virsraksts 4 Rakstz." style:family="text" style:parent-style-name="Noklusējumarindkopasfonts">
      <style:text-properties style:font-name-asian="Yu Gothic Light" style:font-name-complex="Times New Roman" fo:font-style="italic" style:font-style-asian="italic" style:font-style-complex="italic" fo:color="#2F5496" fo:language="lv" fo:country="LV"/>
    </style:style>
    <style:style style:name="Virsraksts5Rakstz." style:display-name="Virsraksts 5 Rakstz." style:family="text" style:parent-style-name="Noklusējumarindkopasfonts">
      <style:text-properties style:font-name-asian="Yu Gothic Light" style:font-name-complex="Times New Roman" fo:color="#2F5496" fo:language="lv" fo:country="LV"/>
    </style:style>
    <style:style style:name="Virsraksts6Rakstz." style:display-name="Virsraksts 6 Rakstz." style:family="text" style:parent-style-name="Noklusējumarindkopasfonts">
      <style:text-properties style:font-name-asian="Yu Gothic Light" style:font-name-complex="Times New Roman" fo:font-style="italic" style:font-style-asian="italic" style:font-style-complex="italic" fo:color="#595959" fo:language="lv" fo:country="LV"/>
    </style:style>
    <style:style style:name="Virsraksts7Rakstz." style:display-name="Virsraksts 7 Rakstz." style:family="text" style:parent-style-name="Noklusējumarindkopasfonts">
      <style:text-properties style:font-name-asian="Yu Gothic Light" style:font-name-complex="Times New Roman" fo:color="#595959" fo:language="lv" fo:country="LV"/>
    </style:style>
    <style:style style:name="Virsraksts8Rakstz." style:display-name="Virsraksts 8 Rakstz." style:family="text" style:parent-style-name="Noklusējumarindkopasfonts">
      <style:text-properties style:font-name-asian="Yu Gothic Light" style:font-name-complex="Times New Roman" fo:font-style="italic" style:font-style-asian="italic" style:font-style-complex="italic" fo:color="#272727" fo:language="lv" fo:country="LV"/>
    </style:style>
    <style:style style:name="Virsraksts9Rakstz." style:display-name="Virsraksts 9 Rakstz." style:family="text" style:parent-style-name="Noklusējumarindkopasfonts">
      <style:text-properties style:font-name-asian="Yu Gothic Light" style:font-name-complex="Times New Roman" fo:color="#272727" fo:language="lv" fo:country="LV"/>
    </style:style>
    <style:style style:name="Nosaukums" style:display-name="Nosaukums" style:family="paragraph" style:parent-style-name="Parasts" style:next-style-name="Parasts">
      <style:paragraph-properties style:contextual-spacing="true" fo:margin-bottom="0.0555in" fo:line-height="100%"/>
      <style:text-properties style:font-name="Calibri Light" style:font-name-asian="Yu Gothic Light" style:font-name-complex="Times New Roman" fo:letter-spacing="-0.0069in" fo:font-size="28pt" style:font-size-asian="28pt" style:font-size-complex="28pt" fo:hyphenate="false"/>
    </style:style>
    <style:style style:name="NosaukumsRakstz." style:display-name="Nosaukums Rakstz." style:family="text" style:parent-style-name="Noklusējumarindkopasfonts">
      <style:text-properties style:font-name="Calibri Light" style:font-name-asian="Yu Gothic Light" style:font-name-complex="Times New Roman" fo:letter-spacing="-0.0069in" style:letter-kerning="true" fo:font-size="28pt" style:font-size-asian="28pt" style:font-size-complex="28pt" fo:language="lv" fo:country="LV"/>
    </style:style>
    <style:style style:name="Apakšvirsraksts" style:display-name="Apakšvirsraksts" style:family="paragraph" style:parent-style-name="Parasts" style:next-style-name="Parasts">
      <style:text-properties style:font-name-asian="Yu Gothic Light" style:font-name-complex="Times New Roman" fo:color="#595959" fo:letter-spacing="0.0104in" fo:font-size="14pt" style:font-size-asian="14pt" style:font-size-complex="14pt" fo:hyphenate="false"/>
    </style:style>
    <style:style style:name="ApakšvirsrakstsRakstz." style:display-name="Apakšvirsraksts Rakstz." style:family="text" style:parent-style-name="Noklusējumarindkopasfonts">
      <style:text-properties style:font-name-asian="Yu Gothic Light" style:font-name-complex="Times New Roman" fo:color="#595959" fo:letter-spacing="0.0104in" fo:font-size="14pt" style:font-size-asian="14pt" style:font-size-complex="14pt" fo:language="lv" fo:country="LV"/>
    </style:style>
    <style:style style:name="Citāts" style:display-name="Citāts" style:family="paragraph" style:parent-style-name="Parasts" style:next-style-name="Parasts">
      <style:paragraph-properties fo:text-align="center" fo:margin-top="0.1111in"/>
      <style:text-properties fo:font-style="italic" style:font-style-asian="italic" style:font-style-complex="italic" fo:color="#404040" fo:hyphenate="false"/>
    </style:style>
    <style:style style:name="CitātsRakstz." style:display-name="Citāts Rakstz." style:family="text" style:parent-style-name="Noklusējumarindkopasfonts">
      <style:text-properties fo:font-style="italic" style:font-style-asian="italic" style:font-style-complex="italic" fo:color="#404040" fo:language="lv" fo:country="LV"/>
    </style:style>
    <style:style style:name="Sarakstarindkopa" style:display-name="Saraksta rindkopa" style:family="paragraph" style:parent-style-name="Parasts">
      <style:paragraph-properties style:contextual-spacing="true" fo:margin-left="0.5in">
        <style:tab-stops/>
      </style:paragraph-properties>
      <style:text-properties fo:hyphenate="false"/>
    </style:style>
    <style:style style:name="Intensīvsizcēlums" style:display-name="Intensīvs izcēlums" style:family="text" style:parent-style-name="Noklusējumarindkopasfonts">
      <style:text-properties fo:font-style="italic" style:font-style-asian="italic" style:font-style-complex="italic" fo:color="#2F5496"/>
    </style:style>
    <style:style style:name="Intensīvscitāts" style:display-name="Intensīvs citāts" style:family="paragraph" style:parent-style-name="Parasts" style:next-style-name="Parasts">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īvscitātsRakstz." style:display-name="Intensīvs citāts Rakstz." style:family="text" style:parent-style-name="Noklusējumarindkopasfonts">
      <style:text-properties fo:font-style="italic" style:font-style-asian="italic" style:font-style-complex="italic" fo:color="#2F5496" fo:language="lv" fo:country="LV"/>
    </style:style>
    <style:style style:name="Intensīvaatsauce" style:display-name="Intensīva atsauce" style:family="text" style:parent-style-name="Noklusējumarindkopasfonts">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2"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2"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2"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list-format-name="NLF2"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style:num-list-format-name="NLF2"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list-format-name="NLF2"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5">
      <text:list-level-style-number text:level="1" style:num-suffix="." style:num-list-format-name="NLF3"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3"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suffix="." style:num-list-format-name="NLF3"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suffix="." style:num-list-format-name="NLF3"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suffix="." style:num-list-format-name="NLF3" style:num-format="1" text:display-levels="7">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8" style:num-suffix="." style:num-list-format-name="NLF3"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suffix="." style:num-list-format-name="NLF3"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ristians Magons</meta:initial-creator>
    <dc:creator>Kristians Magons</dc:creator>
    <meta:creation-date>2024-09-16T10:18:00Z</meta:creation-date>
    <dc:date>2024-09-16T11:46:00Z</dc:date>
    <meta:template xlink:href="Normal" xlink:type="simple"/>
    <meta:editing-cycles>6</meta:editing-cycles>
    <meta:editing-duration>PT4920S</meta:editing-duration>
    <meta:document-statistic meta:page-count="3" meta:paragraph-count="3" meta:word-count="1207" meta:character-count="1893" meta:row-count="5" meta:non-whitespace-character-count="689"/>
  </office:meta>
</office:document-meta>
</file>